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paragraph-rsid="0008733f"/>
    </style:style>
    <style:style style:name="P4" style:family="paragraph" style:parent-style-name="Standard">
      <style:text-properties officeooo:paragraph-rsid="0008733f"/>
    </style:style>
    <style:style style:name="P5" style:family="paragraph" style:parent-style-name="Standard">
      <style:paragraph-properties fo:line-height="115%" fo:text-align="center" style:justify-single-word="false"/>
      <style:text-properties officeooo:paragraph-rsid="0008733f"/>
    </style:style>
    <style:style style:name="P6" style:family="paragraph" style:parent-style-name="Standard">
      <style:paragraph-properties fo:line-height="115%"/>
      <style:text-properties officeooo:paragraph-rsid="0008733f"/>
    </style:style>
    <style:style style:name="P7" style:family="paragraph" style:parent-style-name="Standard">
      <style:paragraph-properties fo:text-align="end" style:justify-single-word="false"/>
      <style:text-properties officeooo:paragraph-rsid="0008733f"/>
    </style:style>
    <style:style style:name="P8" style:family="paragraph" style:parent-style-name="Text_20_body" style:list-style-name="L3"/>
    <style:style style:name="P9" style:family="paragraph" style:parent-style-name="Text_20_body">
      <style:text-properties officeooo:paragraph-rsid="0008733f"/>
    </style:style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46"/>
    <style:style style:name="T1" style:family="text">
      <style:text-properties fo:color="#538135" loext:opacity="100%" officeooo:rsid="0008733f">
        <loext:char-complex-color loext:theme-type="accent6" loext:color-type="theme">
          <loext:transformation loext:type="shade" loext:value="2509"/>
        </loext:char-complex-color>
      </style:text-properties>
    </style:style>
    <style:style style:name="T2" style:family="text">
      <style:text-properties officeooo:rsid="0008733f"/>
    </style:style>
    <style:style style:name="T3" style:family="text">
      <style:text-properties officeooo:rsid="0008c2bb"/>
    </style:style>
    <style:style style:name="T4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Book Title"><text:span text:style-name="Book_20_Title"/></text:p>
      <text:p text:style-name="P5" loext:marker-style-name="Book Title"><text:bookmark-start text:name="_Toc32579093"/><text:bookmark-start text:name="_Toc32579069"/><text:span text:style-name="Book_20_Title">University of Plymouth</text:span><text:bookmark-end text:name="_Toc32579093"/><text:bookmark-end text:name="_Toc32579069"/></text:p>
      <text:p text:style-name="P5" loext:marker-style-name="Book Title"><text:span text:style-name="Book_20_Title"/></text:p>
      <text:p text:style-name="P5" loext:marker-style-name="Intense Reference"><text:span text:style-name="Intense_20_Reference">School of Engineering,</text:span></text:p>
      <text:p text:style-name="P5"><text:span text:style-name="Intense_20_Reference">Computing, and Mathematics</text:span><field:fieldmark-start text:name="Bookmark" field:type="vnd.oasis.opendocument.field.UNHANDLED"><field:param field:name="vnd.oasis.opendocument.field.code" field:value="PRIVATE"/><field:param field:name="vnd.oasis.opendocument.field.id" field:value="77"/></field:fieldmark-start><field:fieldmark-separator/><field:fieldmark-end/></text:p>
      <text:p text:style-name="P5" loext:marker-style-name="Intense Reference"><text:span text:style-name="Intense_20_Reference"/></text:p>
      <text:p text:style-name="P5" loext:marker-style-name="Intense Reference"><text:span text:style-name="Intense_20_Reference">COMP3000</text:span></text:p>
      <text:p text:style-name="P5" loext:marker-style-name="Intense Reference"><text:span text:style-name="Intense_20_Reference">Computing Project</text:span></text:p>
      <text:p text:style-name="P5" loext:marker-style-name="Intense Reference"><text:span text:style-name="Intense_20_Reference">202</text:span><text:span text:style-name="Intense_20_Reference"><text:span text:style-name="T2">5</text:span></text:span><text:span text:style-name="Intense_20_Reference">/202</text:span><text:span text:style-name="Intense_20_Reference"><text:span text:style-name="T2">6</text:span></text:span></text:p>
      <text:p text:style-name="P5"><text:span text:style-name="Intense_20_Reference"><text:span text:style-name="T1"/></text:span></text:p>
      <text:p text:style-name="P5"><text:span text:style-name="Intense_20_Reference"><text:span text:style-name="T1">Job Pilot</text:span></text:span></text:p>
      <text:p text:style-name="P5"><text:span text:style-name="T1"/></text:p>
      <text:p text:style-name="P5"><text:span text:style-name="T1"/></text:p>
      <text:p text:style-name="P5"><text:span text:style-name="T1">Jack S Goodman</text:span></text:p>
      <text:p text:style-name="P5"><text:span text:style-name="T1"/></text:p>
      <text:p text:style-name="P5"><text:span text:style-name="T1"/></text:p>
      <text:p text:style-name="P5"><text:span text:style-name="T1">10840982</text:span></text:p>
      <text:p text:style-name="P5"/>
      <text:p text:style-name="P5"/>
      <text:p text:style-name="P5"><text:bookmark-start text:name="_Toc32478402"/><text:bookmark-start text:name="_Toc32579095"/><text:bookmark-start text:name="_Toc32579071"/><text:bookmark-start text:name="_Toc32481965"/>BSc (Hons) <text:bookmark-end text:name="_Toc32478402"/><text:bookmark-end text:name="_Toc32579095"/><text:bookmark-end text:name="_Toc32579071"/><text:bookmark-end text:name="_Toc32481965"/><text:span text:style-name="T1">Computer Science (3429) </text:span></text:p>
      <text:p text:style-name="P6"><text:span text:style-name="Book_20_Title"/></text:p>
      <text:p text:style-name="P4"><text:span text:style-name="Book_20_Title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1"><text:a xlink:type="simple" xlink:href="#__RefHeading___Toc1001_900516027" text:style-name="Index_20_Link" text:visited-style-name="Index_20_Link">1. Introduction (800–1,000 words | ~10%)<text:tab/>3</text:a></text:p>
          <text:p text:style-name="P2"><text:a xlink:type="simple" xlink:href="#__RefHeading___Toc1003_900516027" text:style-name="Index_20_Link" text:visited-style-name="Index_20_Link">1.1 Background (300–400)<text:tab/>4</text:a></text:p>
          <text:p text:style-name="P2"><text:a xlink:type="simple" xlink:href="#__RefHeading___Toc1005_900516027" text:style-name="Index_20_Link" text:visited-style-name="Index_20_Link">1.2 Aims and Objectives (250–300)<text:tab/>4</text:a></text:p>
          <text:p text:style-name="P2"><text:a xlink:type="simple" xlink:href="#__RefHeading___Toc1007_900516027" text:style-name="Index_20_Link" text:visited-style-name="Index_20_Link">1.3 Deliverables (150–200)<text:tab/>4</text:a></text:p>
          <text:p text:style-name="P2"><text:a xlink:type="simple" xlink:href="#__RefHeading___Toc1009_900516027" text:style-name="Index_20_Link" text:visited-style-name="Index_20_Link">1.4 Report Overview (100–150)<text:tab/>4</text:a></text:p>
          <text:p text:style-name="P1"><text:a xlink:type="simple" xlink:href="#__RefHeading___Toc1011_900516027" text:style-name="Index_20_Link" text:visited-style-name="Index_20_Link">2. Literature Review / Technology Justification (1,500–1,800 words | ~18%)<text:tab/>4</text:a></text:p>
          <text:p text:style-name="P2"><text:a xlink:type="simple" xlink:href="#__RefHeading___Toc1013_900516027" text:style-name="Index_20_Link" text:visited-style-name="Index_20_Link">2.1 Architectural Paradigms<text:tab/>4</text:a></text:p>
          <text:p text:style-name="P2"><text:a xlink:type="simple" xlink:href="#__RefHeading___Toc1015_900516027" text:style-name="Index_20_Link" text:visited-style-name="Index_20_Link">2.2 Frontend Framework Justification<text:tab/>4</text:a></text:p>
          <text:p text:style-name="P2"><text:a xlink:type="simple" xlink:href="#__RefHeading___Toc1017_900516027" text:style-name="Index_20_Link" text:visited-style-name="Index_20_Link">2.3 Backend &amp; API Layer<text:tab/>4</text:a></text:p>
          <text:p text:style-name="P2"><text:a xlink:type="simple" xlink:href="#__RefHeading___Toc1019_900516027" text:style-name="Index_20_Link" text:visited-style-name="Index_20_Link">2.4 Database Choice<text:tab/>4</text:a></text:p>
          <text:p text:style-name="P2"><text:a xlink:type="simple" xlink:href="#__RefHeading___Toc1021_900516027" text:style-name="Index_20_Link" text:visited-style-name="Index_20_Link">2.5 DevOps / Deployment Strategy<text:tab/>5</text:a></text:p>
          <text:p text:style-name="P2"><text:a xlink:type="simple" xlink:href="#__RefHeading___Toc1023_900516027" text:style-name="Index_20_Link" text:visited-style-name="Index_20_Link">2.6 Related / Existing Systems<text:tab/>5</text:a></text:p>
          <text:p text:style-name="P1"><text:a xlink:type="simple" xlink:href="#__RefHeading___Toc1025_900516027" text:style-name="Index_20_Link" text:visited-style-name="Index_20_Link">3. Methodology &amp; Project Management (900–1,100 words | ~10–12%)<text:tab/>5</text:a></text:p>
          <text:p text:style-name="P2"><text:a xlink:type="simple" xlink:href="#__RefHeading___Toc1027_900516027" text:style-name="Index_20_Link" text:visited-style-name="Index_20_Link">3.1 Development Methodology<text:tab/>5</text:a></text:p>
          <text:p text:style-name="P2"><text:a xlink:type="simple" xlink:href="#__RefHeading___Toc1029_900516027" text:style-name="Index_20_Link" text:visited-style-name="Index_20_Link">3.2 Tools &amp; Workflow<text:tab/>5</text:a></text:p>
          <text:p text:style-name="P2"><text:a xlink:type="simple" xlink:href="#__RefHeading___Toc1031_900516027" text:style-name="Index_20_Link" text:visited-style-name="Index_20_Link">3.3 Risk Management<text:tab/>5</text:a></text:p>
          <text:p text:style-name="P2"><text:a xlink:type="simple" xlink:href="#__RefHeading___Toc1033_900516027" text:style-name="Index_20_Link" text:visited-style-name="Index_20_Link">3.4 Legal, Ethical, Professional Issues<text:tab/>5</text:a></text:p>
          <text:p text:style-name="P1"><text:a xlink:type="simple" xlink:href="#__RefHeading___Toc1035_900516027" text:style-name="Index_20_Link" text:visited-style-name="Index_20_Link">4. Requirements Engineering (900–1,200 words | ~12%)<text:tab/>6</text:a></text:p>
          <text:p text:style-name="P2"><text:a xlink:type="simple" xlink:href="#__RefHeading___Toc1037_900516027" text:style-name="Index_20_Link" text:visited-style-name="Index_20_Link">4.1 Functional Requirements<text:tab/>6</text:a></text:p>
          <text:p text:style-name="P2"><text:a xlink:type="simple" xlink:href="#__RefHeading___Toc1039_900516027" text:style-name="Index_20_Link" text:visited-style-name="Index_20_Link">4.2 Non-Functional Requirements<text:tab/>6</text:a></text:p>
          <text:p text:style-name="P2"><text:a xlink:type="simple" xlink:href="#__RefHeading___Toc1041_900516027" text:style-name="Index_20_Link" text:visited-style-name="Index_20_Link">4.3 User Stories<text:tab/>6</text:a></text:p>
          <text:p text:style-name="P1"><text:a xlink:type="simple" xlink:href="#__RefHeading___Toc1043_900516027" text:style-name="Index_20_Link" text:visited-style-name="Index_20_Link">5. System Architecture &amp; Design (1,400–1,800 words | ~18%)<text:tab/>6</text:a></text:p>
          <text:p text:style-name="P2"><text:a xlink:type="simple" xlink:href="#__RefHeading___Toc1045_900516027" text:style-name="Index_20_Link" text:visited-style-name="Index_20_Link">5.1 High-Level Architecture<text:tab/>6</text:a></text:p>
          <text:p text:style-name="P2"><text:a xlink:type="simple" xlink:href="#__RefHeading___Toc1047_900516027" text:style-name="Index_20_Link" text:visited-style-name="Index_20_Link">5.2 Backend Architecture<text:tab/>6</text:a></text:p>
          <text:p text:style-name="P2"><text:a xlink:type="simple" xlink:href="#__RefHeading___Toc1049_900516027" text:style-name="Index_20_Link" text:visited-style-name="Index_20_Link">5.3 Database Design<text:tab/>6</text:a></text:p>
          <text:p text:style-name="P2"><text:a xlink:type="simple" xlink:href="#__RefHeading___Toc1051_900516027" text:style-name="Index_20_Link" text:visited-style-name="Index_20_Link">5.4 Frontend Architecture<text:tab/>7</text:a></text:p>
          <text:p text:style-name="P2"><text:a xlink:type="simple" xlink:href="#__RefHeading___Toc1053_900516027" text:style-name="Index_20_Link" text:visited-style-name="Index_20_Link">5.5 Design Decisions &amp; Trade-offs<text:tab/>7</text:a></text:p>
          <text:p text:style-name="P1"><text:a xlink:type="simple" xlink:href="#__RefHeading___Toc1055_900516027" text:style-name="Index_20_Link" text:visited-style-name="Index_20_Link">6. Implementation (Core Development Work) (2,000–2,400 words | ~22–25%)<text:tab/>7</text:a></text:p>
          <text:p text:style-name="P2"><text:a xlink:type="simple" xlink:href="#__RefHeading___Toc1057_900516027" text:style-name="Index_20_Link" text:visited-style-name="Index_20_Link">6.1 Authentication &amp; Authorisation<text:tab/>7</text:a></text:p>
          <text:p text:style-name="P2"><text:a xlink:type="simple" xlink:href="#__RefHeading___Toc1059_900516027" text:style-name="Index_20_Link" text:visited-style-name="Index_20_Link">6.2 Core Domain Logic<text:tab/>7</text:a></text:p>
          <text:p text:style-name="P2"><text:a xlink:type="simple" xlink:href="#__RefHeading___Toc1061_900516027" text:style-name="Index_20_Link" text:visited-style-name="Index_20_Link">6.3 Frontend Features<text:tab/>7</text:a></text:p>
          <text:p text:style-name="P2"><text:a xlink:type="simple" xlink:href="#__RefHeading___Toc1063_900516027" text:style-name="Index_20_Link" text:visited-style-name="Index_20_Link">6.4 Integration with External APIs<text:tab/>7</text:a></text:p>
          <text:p text:style-name="P2"><text:a xlink:type="simple" xlink:href="#__RefHeading___Toc1065_900516027" text:style-name="Index_20_Link" text:visited-style-name="Index_20_Link">6.5 DevOps &amp; Deployment<text:tab/>7</text:a></text:p>
          <text:p text:style-name="P1"><text:a xlink:type="simple" xlink:href="#__RefHeading___Toc1067_900516027" text:style-name="Index_20_Link" text:visited-style-name="Index_20_Link">7. Testing &amp; Validation (900–1,200 words | ~10–12%)<text:tab/>8</text:a></text:p>
          <text:p text:style-name="P2"><text:a xlink:type="simple" xlink:href="#__RefHeading___Toc1069_900516027" text:style-name="Index_20_Link" text:visited-style-name="Index_20_Link">7.1 Testing Strategy<text:tab/>8</text:a></text:p>
          <text:p text:style-name="P2"><text:a xlink:type="simple" xlink:href="#__RefHeading___Toc1071_900516027" text:style-name="Index_20_Link" text:visited-style-name="Index_20_Link">7.2 Automated Testing<text:tab/>8</text:a></text:p>
          <text:p text:style-name="P2"><text:a xlink:type="simple" xlink:href="#__RefHeading___Toc1073_900516027" text:style-name="Index_20_Link" text:visited-style-name="Index_20_Link">7.3 Performance Testing<text:tab/>8</text:a></text:p>
          <text:p text:style-name="P2"><text:a xlink:type="simple" xlink:href="#__RefHeading___Toc1075_900516027" text:style-name="Index_20_Link" text:visited-style-name="Index_20_Link">7.4 Security Testing<text:tab/>8</text:a></text:p>
          <text:p text:style-name="P2"><text:a xlink:type="simple" xlink:href="#__RefHeading___Toc1077_900516027" text:style-name="Index_20_Link" text:visited-style-name="Index_20_Link">7.5 User Testing / Evaluation<text:tab/>8</text:a></text:p>
          <text:p text:style-name="P1"><text:a xlink:type="simple" xlink:href="#__RefHeading___Toc1079_900516027" text:style-name="Index_20_Link" text:visited-style-name="Index_20_Link">8. Evaluation &amp; Critical Reflection (900–1,200 words | ~10–12%)<text:tab/>8</text:a></text:p>
          <text:p text:style-name="P2"><text:a xlink:type="simple" xlink:href="#__RefHeading___Toc1081_900516027" text:style-name="Index_20_Link" text:visited-style-name="Index_20_Link">8.1 Requirement Fulfilment<text:tab/>9</text:a></text:p>
          <text:p text:style-name="P2"><text:a xlink:type="simple" xlink:href="#__RefHeading___Toc1083_900516027" text:style-name="Index_20_Link" text:visited-style-name="Index_20_Link">8.2 Technical Evaluation<text:tab/>9</text:a></text:p>
          <text:p text:style-name="P2"><text:a xlink:type="simple" xlink:href="#__RefHeading___Toc1085_900516027" text:style-name="Index_20_Link" text:visited-style-name="Index_20_Link">8.3 What Went Well<text:tab/>9</text:a></text:p>
          <text:p text:style-name="P2"><text:a xlink:type="simple" xlink:href="#__RefHeading___Toc1087_900516027" text:style-name="Index_20_Link" text:visited-style-name="Index_20_Link">8.4 Limitations<text:tab/>9</text:a></text:p>
          <text:p text:style-name="P2"><text:a xlink:type="simple" xlink:href="#__RefHeading___Toc1089_900516027" text:style-name="Index_20_Link" text:visited-style-name="Index_20_Link">8.5 Future Improvements<text:tab/>9</text:a></text:p>
          <text:p text:style-name="P1"><text:a xlink:type="simple" xlink:href="#__RefHeading___Toc1091_900516027" text:style-name="Index_20_Link" text:visited-style-name="Index_20_Link">9. Conclusion (300–500 words | ~4%)<text:tab/>9</text:a></text:p>
        </text:index-body>
      </text:table-of-content>
      <text:p text:style-name="P4"/>
      <text:p text:style-name="P4"/>
      <text:p text:style-name="P4"/>
      <text:p text:style-name="P4"/>
      <text:p text:style-name="P7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" text:outline-level="2"><text:bookmark-start text:name="__RefHeading___Toc1001_900516027"/>1. Introduction (800–1,000 words | ~10%)<text:bookmark-end text:name="__RefHeading___Toc1001_900516027"/></text:h>
      <text:p text:style-name="Text_20_body"><text:span text:style-name="Strong_20_Emphasis">Purpose:</text:span> Contextualise and frame the problem.</text:p>
      <text:h text:style-name="Heading_20_3" text:outline-level="3"><text:bookmark-start text:name="__RefHeading___Toc1003_900516027"/><text:soft-page-break/>1.1 Background (300–400)<text:bookmark-end text:name="__RefHeading___Toc1003_900516027"/></text:h>
      <text:list text:style-name="L8">
        <text:list-item>
          <text:p text:style-name="P10">Domain context</text:p>
        </text:list-item>
        <text:list-item>
          <text:p text:style-name="P10">Problem space</text:p>
        </text:list-item>
        <text:list-item>
          <text:p text:style-name="P10">Why this problem matters (industry, users, technical gap)</text:p>
        </text:list-item>
      </text:list>
      <text:h text:style-name="Heading_20_3" text:outline-level="3" text:is-list-header="true"><text:bookmark-start text:name="__RefHeading___Toc1005_900516027"/>1.2 Aims and Objectives (250–300)<text:bookmark-end text:name="__RefHeading___Toc1005_900516027"/></text:h>
      <text:list text:style-name="L9">
        <text:list-item>
          <text:p text:style-name="P11">Clear measurable objectives</text:p>
        </text:list-item>
        <text:list-item>
          <text:p text:style-name="P11">Platform scope (Web, Mobile, API, etc.)</text:p>
        </text:list-item>
        <text:list-item>
          <text:p text:style-name="P11">Non-functional ambitions (performance, security, scalability)</text:p>
        </text:list-item>
      </text:list>
      <text:h text:style-name="Heading_20_3" text:outline-level="3" text:is-list-header="true"><text:bookmark-start text:name="__RefHeading___Toc1007_900516027"/>1.3 Deliverables (150–200)<text:bookmark-end text:name="__RefHeading___Toc1007_900516027"/></text:h>
      <text:list text:style-name="L10">
        <text:list-item>
          <text:p text:style-name="P12">Software artefacts</text:p>
        </text:list-item>
        <text:list-item>
          <text:p text:style-name="P12">Documentation</text:p>
        </text:list-item>
        <text:list-item>
          <text:p text:style-name="P12">Testing artefacts</text:p>
        </text:list-item>
      </text:list>
      <text:h text:style-name="Heading_20_3" text:outline-level="3" text:is-list-header="true"><text:bookmark-start text:name="__RefHeading___Toc1009_900516027"/>1.4 Report Overview (100–150)<text:bookmark-end text:name="__RefHeading___Toc1009_900516027"/></text:h>
      <text:list text:style-name="L11">
        <text:list-item>
          <text:p text:style-name="P13">Brief signposting</text:p>
        </text:list-item>
      </text:list>
      <text:p text:style-name="Horizontal_20_Line"/>
      <text:h text:style-name="Heading_20_2" text:outline-level="2"><text:bookmark-start text:name="__RefHeading___Toc1011_900516027"/>2. Literature Review / Technology Justification (1,500–1,800 words | ~18%)<text:bookmark-end text:name="__RefHeading___Toc1011_900516027"/></text:h>
      <text:p text:style-name="Text_20_body"><text:span text:style-name="Strong_20_Emphasis">Purpose:</text:span> Justify technical decisions academically.</text:p>
      <text:h text:style-name="Heading_20_3" text:outline-level="3"><text:bookmark-start text:name="__RefHeading___Toc1013_900516027"/>2.1 Architectural Paradigms<text:bookmark-end text:name="__RefHeading___Toc1013_900516027"/></text:h>
      <text:list text:style-name="L12">
        <text:list-item>
          <text:p text:style-name="P14">Monolith vs microservices</text:p>
        </text:list-item>
        <text:list-item>
          <text:p text:style-name="P14">Serverless vs containerised</text:p>
        </text:list-item>
        <text:list-item>
          <text:p text:style-name="P14">REST vs GraphQL</text:p>
        </text:list-item>
      </text:list>
      <text:h text:style-name="Heading_20_3" text:outline-level="3" text:is-list-header="true"><text:bookmark-start text:name="__RefHeading___Toc1015_900516027"/>2.2 Frontend Framework Justification<text:bookmark-end text:name="__RefHeading___Toc1015_900516027"/></text:h>
      <text:list text:style-name="L13">
        <text:list-item>
          <text:p text:style-name="P15">React / Angular / Vue etc.</text:p>
        </text:list-item>
        <text:list-item>
          <text:p text:style-name="P15">Comparison &amp; reasoning</text:p>
        </text:list-item>
      </text:list>
      <text:h text:style-name="Heading_20_3" text:outline-level="3" text:is-list-header="true"><text:bookmark-start text:name="__RefHeading___Toc1017_900516027"/>2.3 Backend &amp; API Layer<text:bookmark-end text:name="__RefHeading___Toc1017_900516027"/></text:h>
      <text:list text:style-name="L14">
        <text:list-item>
          <text:p text:style-name="P16">Node/Express / Django / Spring etc.</text:p>
        </text:list-item>
        <text:list-item>
          <text:p text:style-name="P16">Auth approach (JWT, OAuth)</text:p>
        </text:list-item>
      </text:list>
      <text:h text:style-name="Heading_20_3" text:outline-level="3" text:is-list-header="true"><text:bookmark-start text:name="__RefHeading___Toc1019_900516027"/>2.4 Database Choice<text:bookmark-end text:name="__RefHeading___Toc1019_900516027"/></text:h>
      <text:list text:style-name="L15">
        <text:list-item>
          <text:p text:style-name="P17">SQL vs NoSQL trade-offs</text:p>
        </text:list-item>
        <text:list-item>
          <text:p text:style-name="P17"><text:soft-page-break/>Schema design implications</text:p>
        </text:list-item>
      </text:list>
      <text:h text:style-name="Heading_20_3" text:outline-level="3" text:is-list-header="true"><text:bookmark-start text:name="__RefHeading___Toc1021_900516027"/>2.5 DevOps / Deployment Strategy<text:bookmark-end text:name="__RefHeading___Toc1021_900516027"/></text:h>
      <text:list text:style-name="L16">
        <text:list-item>
          <text:p text:style-name="P18">CI/CD</text:p>
        </text:list-item>
        <text:list-item>
          <text:p text:style-name="P18">Hosting (AWS, Azure, Heroku, Vercel, Docker)</text:p>
        </text:list-item>
      </text:list>
      <text:h text:style-name="Heading_20_3" text:outline-level="3" text:is-list-header="true"><text:bookmark-start text:name="__RefHeading___Toc1023_900516027"/>2.6 Related / Existing Systems<text:bookmark-end text:name="__RefHeading___Toc1023_900516027"/></text:h>
      <text:list text:style-name="L17">
        <text:list-item>
          <text:p text:style-name="P19">Competitor analysis</text:p>
        </text:list-item>
        <text:list-item>
          <text:p text:style-name="P19">Limitations in current solutions</text:p>
        </text:list-item>
      </text:list>
      <text:p text:style-name="Text_20_body"><text:span text:style-name="Strong_20_Emphasis">Depth expectation:</text:span> Critical comparison, citations, not just description.</text:p>
      <text:p text:style-name="Horizontal_20_Line"/>
      <text:h text:style-name="Heading_20_2" text:outline-level="2"><text:bookmark-start text:name="__RefHeading___Toc1025_900516027"/>3. Methodology &amp; Project Management (900–1,100 words | ~10–12%)<text:bookmark-end text:name="__RefHeading___Toc1025_900516027"/></text:h>
      <text:h text:style-name="Heading_20_3" text:outline-level="3"><text:bookmark-start text:name="__RefHeading___Toc1027_900516027"/>3.1 Development Methodology<text:bookmark-end text:name="__RefHeading___Toc1027_900516027"/></text:h>
      <text:list text:style-name="L18">
        <text:list-item>
          <text:p text:style-name="P20">Agile / Scrum / Kanban</text:p>
        </text:list-item>
        <text:list-item>
          <text:p text:style-name="P20">Sprint structure</text:p>
        </text:list-item>
        <text:list-item>
          <text:p text:style-name="P20">Justification</text:p>
        </text:list-item>
      </text:list>
      <text:h text:style-name="Heading_20_3" text:outline-level="3" text:is-list-header="true"><text:bookmark-start text:name="__RefHeading___Toc1029_900516027"/>3.2 Tools &amp; Workflow<text:bookmark-end text:name="__RefHeading___Toc1029_900516027"/></text:h>
      <text:list text:style-name="L19">
        <text:list-item>
          <text:p text:style-name="P21">Git strategy</text:p>
        </text:list-item>
        <text:list-item>
          <text:p text:style-name="P21">Branching model</text:p>
        </text:list-item>
        <text:list-item>
          <text:p text:style-name="P21">Issue tracking</text:p>
        </text:list-item>
        <text:list-item>
          <text:p text:style-name="P21">CI/CD pipeline</text:p>
        </text:list-item>
      </text:list>
      <text:h text:style-name="Heading_20_3" text:outline-level="3" text:is-list-header="true"><text:bookmark-start text:name="__RefHeading___Toc1031_900516027"/>3.3 Risk Management<text:bookmark-end text:name="__RefHeading___Toc1031_900516027"/></text:h>
      <text:list text:style-name="L20">
        <text:list-item>
          <text:p text:style-name="P22">Technical risks</text:p>
        </text:list-item>
        <text:list-item>
          <text:p text:style-name="P22">Third-party dependencies</text:p>
        </text:list-item>
        <text:list-item>
          <text:p text:style-name="P22">Mitigation strategies</text:p>
        </text:list-item>
      </text:list>
      <text:h text:style-name="Heading_20_3" text:outline-level="3" text:is-list-header="true"><text:bookmark-start text:name="__RefHeading___Toc1033_900516027"/>3.4 Legal, Ethical, Professional Issues<text:bookmark-end text:name="__RefHeading___Toc1033_900516027"/></text:h>
      <text:list text:style-name="L21">
        <text:list-item>
          <text:p text:style-name="P23">Data protection (GDPR)</text:p>
        </text:list-item>
        <text:list-item>
          <text:p text:style-name="P23">Security practices</text:p>
        </text:list-item>
        <text:list-item>
          <text:p text:style-name="P23">Accessibility</text:p>
        </text:list-item>
        <text:list-item>
          <text:p text:style-name="P23">Professional standards (BCS)</text:p>
        </text:list-item>
      </text:list>
      <text:p text:style-name="Horizontal_20_Line"/>
      <text:h text:style-name="Heading_20_2" text:outline-level="2"><text:bookmark-start text:name="__RefHeading___Toc1035_900516027"/><text:soft-page-break/>4. Requirements Engineering (900–1,200 words | ~12%)<text:bookmark-end text:name="__RefHeading___Toc1035_900516027"/></text:h>
      <text:h text:style-name="Heading_20_3" text:outline-level="3"><text:bookmark-start text:name="__RefHeading___Toc1037_900516027"/>4.1 Functional Requirements<text:bookmark-end text:name="__RefHeading___Toc1037_900516027"/></text:h>
      <text:list text:style-name="L22">
        <text:list-item>
          <text:p text:style-name="P24">Prioritised</text:p>
        </text:list-item>
        <text:list-item>
          <text:p text:style-name="P24">Use cases</text:p>
        </text:list-item>
      </text:list>
      <text:h text:style-name="Heading_20_3" text:outline-level="3" text:is-list-header="true"><text:bookmark-start text:name="__RefHeading___Toc1039_900516027"/>4.2 Non-Functional Requirements<text:bookmark-end text:name="__RefHeading___Toc1039_900516027"/></text:h>
      <text:list text:style-name="L23">
        <text:list-item>
          <text:p text:style-name="P25">Performance targets</text:p>
        </text:list-item>
        <text:list-item>
          <text:p text:style-name="P25">Scalability expectations</text:p>
        </text:list-item>
        <text:list-item>
          <text:p text:style-name="P25">Security constraints</text:p>
        </text:list-item>
        <text:list-item>
          <text:p text:style-name="P25">Usability criteria</text:p>
        </text:list-item>
      </text:list>
      <text:h text:style-name="Heading_20_3" text:outline-level="3" text:is-list-header="true"><text:bookmark-start text:name="__RefHeading___Toc1041_900516027"/>4.3 User Stories<text:bookmark-end text:name="__RefHeading___Toc1041_900516027"/></text:h>
      <text:list text:style-name="L24">
        <text:list-item>
          <text:p text:style-name="P26">Acceptance criteria</text:p>
        </text:list-item>
        <text:list-item>
          <text:p text:style-name="P26">Traceability to implementation</text:p>
        </text:list-item>
      </text:list>
      <text:p text:style-name="Text_20_body"><text:span text:style-name="Strong_20_Emphasis">Depth expectation:</text:span> Clear mapping between requirement → implementation → testing.</text:p>
      <text:p text:style-name="Horizontal_20_Line"/>
      <text:h text:style-name="Heading_20_2" text:outline-level="2"><text:bookmark-start text:name="__RefHeading___Toc1043_900516027"/>5. System Architecture &amp; Design (1,400–1,800 words | ~18%)<text:bookmark-end text:name="__RefHeading___Toc1043_900516027"/></text:h>
      <text:p text:style-name="Text_20_body">This section must be strong in a full-stack project.</text:p>
      <text:h text:style-name="Heading_20_3" text:outline-level="3"><text:bookmark-start text:name="__RefHeading___Toc1045_900516027"/>5.1 High-Level Architecture<text:bookmark-end text:name="__RefHeading___Toc1045_900516027"/></text:h>
      <text:list text:style-name="L25">
        <text:list-item>
          <text:p text:style-name="P27">Component diagram</text:p>
        </text:list-item>
        <text:list-item>
          <text:p text:style-name="P27">Data flow</text:p>
        </text:list-item>
        <text:list-item>
          <text:p text:style-name="P27">Deployment diagram</text:p>
        </text:list-item>
      </text:list>
      <text:h text:style-name="Heading_20_3" text:outline-level="3" text:is-list-header="true"><text:bookmark-start text:name="__RefHeading___Toc1047_900516027"/>5.2 Backend Architecture<text:bookmark-end text:name="__RefHeading___Toc1047_900516027"/></text:h>
      <text:list text:style-name="L26">
        <text:list-item>
          <text:p text:style-name="P28">API structure</text:p>
        </text:list-item>
        <text:list-item>
          <text:p text:style-name="P28">Services</text:p>
        </text:list-item>
        <text:list-item>
          <text:p text:style-name="P28">Middleware</text:p>
        </text:list-item>
        <text:list-item>
          <text:p text:style-name="P28">Auth flow</text:p>
        </text:list-item>
      </text:list>
      <text:h text:style-name="Heading_20_3" text:outline-level="3" text:is-list-header="true"><text:bookmark-start text:name="__RefHeading___Toc1049_900516027"/>5.3 Database Design<text:bookmark-end text:name="__RefHeading___Toc1049_900516027"/></text:h>
      <text:list text:style-name="L27">
        <text:list-item>
          <text:p text:style-name="P29">ERD / schema diagrams</text:p>
        </text:list-item>
        <text:list-item>
          <text:p text:style-name="P29">Indexing strategy</text:p>
        </text:list-item>
        <text:list-item>
          <text:p text:style-name="P29">Data validation</text:p>
        </text:list-item>
      </text:list>
      <text:h text:style-name="Heading_20_3" text:outline-level="3" text:is-list-header="true"><text:bookmark-start text:name="__RefHeading___Toc1051_900516027"/><text:soft-page-break/>5.4 Frontend Architecture<text:bookmark-end text:name="__RefHeading___Toc1051_900516027"/></text:h>
      <text:list text:style-name="L28">
        <text:list-item>
          <text:p text:style-name="P30">Component hierarchy</text:p>
        </text:list-item>
        <text:list-item>
          <text:p text:style-name="P30">State management</text:p>
        </text:list-item>
        <text:list-item>
          <text:p text:style-name="P30">Routing</text:p>
        </text:list-item>
      </text:list>
      <text:h text:style-name="Heading_20_3" text:outline-level="3" text:is-list-header="true"><text:bookmark-start text:name="__RefHeading___Toc1053_900516027"/>5.5 Design Decisions &amp; Trade-offs<text:bookmark-end text:name="__RefHeading___Toc1053_900516027"/></text:h>
      <text:list text:style-name="L29">
        <text:list-item>
          <text:p text:style-name="P31">What alternatives were rejected and why</text:p>
        </text:list-item>
      </text:list>
      <text:p text:style-name="Text_20_body"><text:span text:style-name="Strong_20_Emphasis">Depth expectation:</text:span> Explain <text:span text:style-name="Emphasis">why</text:span>, not just what.</text:p>
      <text:p text:style-name="Horizontal_20_Line"/>
      <text:h text:style-name="Heading_20_2" text:outline-level="2"><text:bookmark-start text:name="__RefHeading___Toc1055_900516027"/>6. Implementation (Core Development Work) (2,000–2,400 words | ~22–25%)<text:bookmark-end text:name="__RefHeading___Toc1055_900516027"/></text:h>
      <text:p text:style-name="Text_20_body">This replaces the “Project Stages” section.</text:p>
      <text:p text:style-name="Text_20_body">Structure it by subsystem rather than sprint narrative.</text:p>
      <text:h text:style-name="Heading_20_3" text:outline-level="3"><text:bookmark-start text:name="__RefHeading___Toc1057_900516027"/>6.1 Authentication &amp; Authorisation<text:bookmark-end text:name="__RefHeading___Toc1057_900516027"/></text:h>
      <text:list text:style-name="L30">
        <text:list-item>
          <text:p text:style-name="P32">Flow diagrams</text:p>
        </text:list-item>
        <text:list-item>
          <text:p text:style-name="P32">Security considerations</text:p>
        </text:list-item>
      </text:list>
      <text:h text:style-name="Heading_20_3" text:outline-level="3" text:is-list-header="true"><text:bookmark-start text:name="__RefHeading___Toc1059_900516027"/>6.2 Core Domain Logic<text:bookmark-end text:name="__RefHeading___Toc1059_900516027"/></text:h>
      <text:list text:style-name="L31">
        <text:list-item>
          <text:p text:style-name="P33">Key features</text:p>
        </text:list-item>
        <text:list-item>
          <text:p text:style-name="P33">API interactions</text:p>
        </text:list-item>
        <text:list-item>
          <text:p text:style-name="P33">Validation</text:p>
        </text:list-item>
      </text:list>
      <text:h text:style-name="Heading_20_3" text:outline-level="3" text:is-list-header="true"><text:bookmark-start text:name="__RefHeading___Toc1061_900516027"/>6.3 Frontend Features<text:bookmark-end text:name="__RefHeading___Toc1061_900516027"/></text:h>
      <text:list text:style-name="L32">
        <text:list-item>
          <text:p text:style-name="P34">Dynamic UI elements</text:p>
        </text:list-item>
        <text:list-item>
          <text:p text:style-name="P34">State handling</text:p>
        </text:list-item>
        <text:list-item>
          <text:p text:style-name="P34">Error handling</text:p>
        </text:list-item>
      </text:list>
      <text:h text:style-name="Heading_20_3" text:outline-level="3" text:is-list-header="true"><text:bookmark-start text:name="__RefHeading___Toc1063_900516027"/>6.4 Integration with External APIs<text:bookmark-end text:name="__RefHeading___Toc1063_900516027"/></text:h>
      <text:list text:style-name="L33">
        <text:list-item>
          <text:p text:style-name="P35">Rate limiting</text:p>
        </text:list-item>
        <text:list-item>
          <text:p text:style-name="P35">Error handling</text:p>
        </text:list-item>
        <text:list-item>
          <text:p text:style-name="P35">Reliability concerns</text:p>
        </text:list-item>
      </text:list>
      <text:h text:style-name="Heading_20_3" text:outline-level="3" text:is-list-header="true"><text:bookmark-start text:name="__RefHeading___Toc1065_900516027"/>6.5 DevOps &amp; Deployment<text:bookmark-end text:name="__RefHeading___Toc1065_900516027"/></text:h>
      <text:list text:style-name="L34">
        <text:list-item>
          <text:p text:style-name="P36">CI pipeline</text:p>
        </text:list-item>
        <text:list-item>
          <text:p text:style-name="P36">Containerisation</text:p>
        </text:list-item>
        <text:list-item>
          <text:p text:style-name="P36"><text:soft-page-break/>Environment configuration</text:p>
        </text:list-item>
      </text:list>
      <text:p text:style-name="Text_20_body">Avoid writing a diary. Focus on:</text:p>
      <text:list text:style-name="L35">
        <text:list-item>
          <text:p text:style-name="P37">Technical depth</text:p>
        </text:list-item>
        <text:list-item>
          <text:p text:style-name="P37">Challenges</text:p>
        </text:list-item>
        <text:list-item>
          <text:p text:style-name="P37">Design reasoning</text:p>
        </text:list-item>
      </text:list>
      <text:p text:style-name="Horizontal_20_Line"/>
      <text:h text:style-name="Heading_20_2" text:outline-level="2"><text:bookmark-start text:name="__RefHeading___Toc1067_900516027"/>7. Testing &amp; Validation (900–1,200 words | ~10–12%)<text:bookmark-end text:name="__RefHeading___Toc1067_900516027"/></text:h>
      <text:h text:style-name="Heading_20_3" text:outline-level="3"><text:bookmark-start text:name="__RefHeading___Toc1069_900516027"/>7.1 Testing Strategy<text:bookmark-end text:name="__RefHeading___Toc1069_900516027"/></text:h>
      <text:list text:style-name="L36">
        <text:list-item>
          <text:p text:style-name="P38">Unit testing</text:p>
        </text:list-item>
        <text:list-item>
          <text:p text:style-name="P38">Integration testing</text:p>
        </text:list-item>
        <text:list-item>
          <text:p text:style-name="P38">End-to-end testing</text:p>
        </text:list-item>
      </text:list>
      <text:h text:style-name="Heading_20_3" text:outline-level="3" text:is-list-header="true"><text:bookmark-start text:name="__RefHeading___Toc1071_900516027"/>7.2 Automated Testing<text:bookmark-end text:name="__RefHeading___Toc1071_900516027"/></text:h>
      <text:list text:style-name="L37">
        <text:list-item>
          <text:p text:style-name="P39">Coverage</text:p>
        </text:list-item>
        <text:list-item>
          <text:p text:style-name="P39">Tools used</text:p>
        </text:list-item>
        <text:list-item>
          <text:p text:style-name="P39">Sample cases</text:p>
        </text:list-item>
      </text:list>
      <text:h text:style-name="Heading_20_3" text:outline-level="3" text:is-list-header="true"><text:bookmark-start text:name="__RefHeading___Toc1073_900516027"/>7.3 Performance Testing<text:bookmark-end text:name="__RefHeading___Toc1073_900516027"/></text:h>
      <text:list text:style-name="L38">
        <text:list-item>
          <text:p text:style-name="P40">Response times</text:p>
        </text:list-item>
        <text:list-item>
          <text:p text:style-name="P40">Load considerations</text:p>
        </text:list-item>
      </text:list>
      <text:h text:style-name="Heading_20_3" text:outline-level="3" text:is-list-header="true"><text:bookmark-start text:name="__RefHeading___Toc1075_900516027"/>7.4 Security Testing<text:bookmark-end text:name="__RefHeading___Toc1075_900516027"/></text:h>
      <text:list text:style-name="L39">
        <text:list-item>
          <text:p text:style-name="P41">Input validation</text:p>
        </text:list-item>
        <text:list-item>
          <text:p text:style-name="P41">Auth testing</text:p>
        </text:list-item>
      </text:list>
      <text:h text:style-name="Heading_20_3" text:outline-level="3" text:is-list-header="true"><text:bookmark-start text:name="__RefHeading___Toc1077_900516027"/>7.5 User Testing / Evaluation<text:bookmark-end text:name="__RefHeading___Toc1077_900516027"/></text:h>
      <text:list text:style-name="L40">
        <text:list-item>
          <text:p text:style-name="P42">Usability testing</text:p>
        </text:list-item>
        <text:list-item>
          <text:p text:style-name="P42">Feedback summary</text:p>
        </text:list-item>
      </text:list>
      <text:p text:style-name="Text_20_body">Strong evaluation here improves marks significantly.</text:p>
      <text:p text:style-name="Horizontal_20_Line"/>
      <text:h text:style-name="Heading_20_2" text:outline-level="2"><text:bookmark-start text:name="__RefHeading___Toc1079_900516027"/>8. Evaluation &amp; Critical Reflection (900–1,200 words | ~10–12%)<text:bookmark-end text:name="__RefHeading___Toc1079_900516027"/></text:h>
      <text:p text:style-name="Text_20_body">Often underweighted in weaker reports.</text:p>
      <text:h text:style-name="Heading_20_3" text:outline-level="3"><text:bookmark-start text:name="__RefHeading___Toc1081_900516027"/><text:soft-page-break/>8.1 Requirement Fulfilment<text:bookmark-end text:name="__RefHeading___Toc1081_900516027"/></text:h>
      <text:list text:style-name="L41">
        <text:list-item>
          <text:p text:style-name="P43">% complete</text:p>
        </text:list-item>
        <text:list-item>
          <text:p text:style-name="P43">What was omitted and why</text:p>
        </text:list-item>
      </text:list>
      <text:h text:style-name="Heading_20_3" text:outline-level="3" text:is-list-header="true"><text:bookmark-start text:name="__RefHeading___Toc1083_900516027"/>8.2 Technical Evaluation<text:bookmark-end text:name="__RefHeading___Toc1083_900516027"/></text:h>
      <text:list text:style-name="L42">
        <text:list-item>
          <text:p text:style-name="P44">Scalability</text:p>
        </text:list-item>
        <text:list-item>
          <text:p text:style-name="P44">Performance</text:p>
        </text:list-item>
        <text:list-item>
          <text:p text:style-name="P44">Security robustness</text:p>
        </text:list-item>
      </text:list>
      <text:h text:style-name="Heading_20_3" text:outline-level="3" text:is-list-header="true"><text:bookmark-start text:name="__RefHeading___Toc1085_900516027"/>8.3 What Went Well<text:bookmark-end text:name="__RefHeading___Toc1085_900516027"/></text:h>
      <text:list text:style-name="L43">
        <text:list-item>
          <text:p text:style-name="P45">Technical strengths</text:p>
        </text:list-item>
      </text:list>
      <text:h text:style-name="Heading_20_3" text:outline-level="3" text:is-list-header="true"><text:bookmark-start text:name="__RefHeading___Toc1087_900516027"/>8.4 Limitations<text:bookmark-end text:name="__RefHeading___Toc1087_900516027"/></text:h>
      <text:list text:style-name="L44">
        <text:list-item>
          <text:p text:style-name="P46">Architectural constraints</text:p>
        </text:list-item>
        <text:list-item>
          <text:p text:style-name="P46">Time constraints</text:p>
        </text:list-item>
        <text:list-item>
          <text:p text:style-name="P46">Design flaws</text:p>
        </text:list-item>
      </text:list>
      <text:h text:style-name="Heading_20_3" text:outline-level="3" text:is-list-header="true"><text:bookmark-start text:name="__RefHeading___Toc1089_900516027"/>8.5 Future Improvements<text:bookmark-end text:name="__RefHeading___Toc1089_900516027"/></text:h>
      <text:list text:style-name="L45">
        <text:list-item>
          <text:p text:style-name="P47">Clear technically feasible extensions</text:p>
        </text:list-item>
      </text:list>
      <text:p text:style-name="Horizontal_20_Line"/>
      <text:h text:style-name="Heading_20_2" text:outline-level="2"><text:bookmark-start text:name="__RefHeading___Toc1091_900516027"/>9. Conclusion (300–500 words | ~4%)<text:bookmark-end text:name="__RefHeading___Toc1091_900516027"/></text:h>
      <text:list text:style-name="L46">
        <text:list-item>
          <text:p text:style-name="P48">Restate objectives</text:p>
        </text:list-item>
        <text:list-item>
          <text:p text:style-name="P48">Summarise achievements</text:p>
        </text:list-item>
        <text:list-item>
          <text:p text:style-name="P48">Reflect on contribution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style:font-name="Calibri" fo:font-family="Calibri" style:font-family-generic="roman" style:font-pitch="variable" fo:font-size="36pt" fo:letter-spacing="0.009cm" style:font-size-asian="36pt" style:font-name-complex="Calibri1" style:font-family-complex="Calibri" style:font-family-generic-complex="system" style:font-pitch-complex="variable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style:font-name="Calibri" fo:font-family="Calibri" style:font-family-generic="roman" style:font-pitch="variable" fo:font-size="26pt" fo:letter-spacing="0.009cm" style:font-size-asian="26pt" style:font-name-complex="Calibri1" style:font-family-complex="Calibri" style:font-family-generic-complex="system" style:font-pitch-complex="variable" style:font-size-complex="2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0:11:43.964008833</meta:creation-date>
    <dc:date>2026-02-06T10:47:26.040765426</dc:date>
    <meta:editing-duration>PT25M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9" meta:paragraph-count="215" meta:word-count="940" meta:character-count="5732" meta:non-whitespace-character-count="5141"/>
  </office:meta>
</office:document-meta>
</file>